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LGADO OLAVE, LEIDY SHAR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CERES MARISCAL, MELIT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0965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SIAS ARONE, MARCO ANTON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91892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8:32:5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